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Standard">
      <style:paragraph-properties fo:line-height="150%" fo:text-align="justify" style:justify-single-word="false"/>
      <style:text-properties style:font-name="Times New Roman" fo:font-size="14pt" style:font-size-asian="14pt" style:font-size-complex="14pt"/>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font-size="24pt" fo:font-weight="bold" style:font-size-asian="24pt" style:font-weight-asian="bold" style:font-size-complex="2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 <text:s/><text:span text:style-name="T3">Custom Algorithm Engine</text:span></text:p>
      <text:p text:style-name="P2"/>
      <text:p text:style-name="P2"><text:tab/>This is a flask web/ML project where a dataset is uploaded in a csv format, the next page opens, which creates a dropdown menu of columns to be selected dynamically based on teh uploaded dataset, where preferences are selected which include the algorithm to be used, test size ratio, columns to be fit to the model, outcome column. Then the selected algorithm is run on the dataset on the backend and results are shown on a webpage.</text:p>
      <text:p text:style-name="P2"/>
      <text:p text:style-name="P2">Requirements for the application:</text:p>
      <text:p text:style-name="P1">-python or anaconda should be installed<text:line-break/>-install these packages :</text:p>
      <text:p text:style-name="P1">Flask</text:p>
      <text:p text:style-name="P1">numpy</text:p>
      <text:p text:style-name="P1">pandas</text:p>
      <text:p text:style-name="P1">scikit-learn</text:p>
      <text:p text:style-name="P1">time<text:line-break/>-Set the environment variable of python if using python without anaconda</text:p>
      <text:p text:style-name="P1">-dataset should be in CSV format</text:p>
      <text:p text:style-name="P1">-dataset should have the outcome or class as the last column</text:p>
      <text:p text:style-name="P1">-no values sghould be empty in the dataset</text:p>
      <text:p text:style-name="P1">-dataset should have only numeric values</text:p>
      <text:p text:style-name="P1"/>
      <text:p text:style-name="P1">Algorithms to be chosen:</text:p>
      <text:p text:style-name="P1">Logistic Regression</text:p>
      <text:p text:style-name="P1">Linear SVM</text:p>
      <text:p text:style-name="P1">KNN</text:p>
      <text:p text:style-name="P1">Decision Trees</text:p>
      <text:p text:style-name="P1">MLP Classifier</text:p>
      <text:p text:style-name="P1"><text:soft-page-break/>Steps to run:</text:p>
      <text:p text:style-name="P1">-open command prompt or conda prompt, change the directory to Cust_Alg_Engine the working folder of the application<text:line-break/>-type python app.py and open "http://localhost:5000/" in your browser<text:line-break/>-upload the dataset</text:p>
      <text:p text:style-name="P1">-choose your preferences and click on Analyze</text:p>
      <text:p text:style-name="P1">-See the results on the next page which include the Algorithm used, selected columns which were used to train the model, <text:s/>time taken to train and predict , confusion matrix, classifictaion report, accuracy and five rows from test data split.</text:p>
      <text:p text:style-name="P1"/>
      <text:p text:style-name="P1">Working of the application:</text:p>
      <text:p text:style-name="P1">The chosen prefernces are used to run one of the supported algorithms on the platform <text:s/>which was chosen by the user on the backend to train and predict the class and it shows the Analysis results.</text:p>
      <text:p text:style-name="P1"/>
      <text:p text:style-name="P1">Application :</text:p>
      <text:p text:style-name="P1">To provide a platform to use Machine Learning for everyone without the specific knowledge of the domain</text:p>
      <text:p text:style-name="P1">To give the user the freedom to choose the algorithm he wants with other preferences</text:p>
      <text:p text:style-name="P1">To compare different types of classification algorithm</text:p>
      <text:p text:style-name="P1">It can be used to predict the class after training on a dataset</text:p>
      <text:p text:style-name="P1"/>
      <text:p text:style-name="P1">Future Enhancements:</text:p>
      <text:p text:style-name="P1">Multiple other algorithms can be added to the list</text:p>
      <text:p text:style-name="P1">Data vsiualization can be added to give user a pictorial/graphical view of data</text:p>
      <text:p text:style-name="P1">Features to manipulate data can be added</text:p>
      <text:p text:style-name="P1">Feature to bakance the dataset can be added for an imbalanced data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9M43S</meta:editing-duration>
    <meta:editing-cycles>3</meta:editing-cycles>
    <meta:generator>OpenOffice/4.1.6$Win32 OpenOffice.org_project/416m1$Build-9790</meta:generator>
    <dc:date>2020-04-29T12:53:46.59</dc:date>
    <meta:document-statistic meta:table-count="0" meta:image-count="0" meta:object-count="0" meta:page-count="2" meta:paragraph-count="35" meta:word-count="370" meta:character-count="2224"/>
    <dc:creator>Prince Kumar</dc:creator>
    <meta:user-defined meta:name="Info 1"/>
    <meta:user-defined meta:name="Info 2"/>
    <meta:user-defined meta:name="Info 3"/>
    <meta:user-defined meta:name="Info 4"/>
  </office:meta>
</office:document-meta>
</file>